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Exit button</text:p>
      <text:p text:style-name="P2"/>
      <text:p text:style-name="P1">Summery: Exit button to exit game.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Program ends execution.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19T15:06:03.33</dc:date>
    <dc:creator>Anders Bolin</dc:creator>
    <meta:editing-duration>PT42M35S</meta:editing-duration>
    <meta:editing-cycles>5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6" meta:character-count="216"/>
  </office:meta>
</office:document-meta>
</file>